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4pt" style:font-size-asian="24pt" style:font-size-complex="24pt"/>
    </style:style>
    <style:style style:name="P2" style:family="paragraph" style:parent-style-name="Standard">
      <style:text-properties fo:font-size="20pt" style:font-size-asian="20pt" style:font-size-complex="20pt"/>
    </style:style>
    <style:style style:name="P3" style:family="paragraph" style:parent-style-name="Standard">
      <style:paragraph-properties fo:text-align="justify" style:justify-single-word="false"/>
      <style:text-properties fo:font-size="20pt" style:font-size-asian="20pt" style:font-size-complex="20pt"/>
    </style:style>
    <style:style style:name="P4" style:family="paragraph" style:parent-style-name="Standard">
      <style:text-properties fo:font-size="16pt" style:font-size-asian="16pt" style:font-size-complex="16pt"/>
    </style:style>
    <style:style style:name="P5" style:family="paragraph" style:parent-style-name="Standard">
      <style:paragraph-properties fo:text-align="justify" style:justify-single-word="false"/>
      <style:text-properties fo:font-size="16pt" style:font-size-asian="16pt" style:font-size-complex="16pt"/>
    </style:style>
    <style:style style:name="P6" style:family="paragraph" style:parent-style-name="Standard">
      <style:text-properties fo:font-size="18pt" style:font-size-asian="18pt" style:font-size-complex="18pt"/>
    </style:style>
    <style:style style:name="P7" style:family="paragraph" style:parent-style-name="Standard" style:list-style-name="L1">
      <style:text-properties fo:font-size="20pt" style:font-size-asian="20pt" style:font-size-complex="20pt"/>
    </style:style>
    <style:style style:name="P8" style:family="paragraph" style:parent-style-name="Standard" style:list-style-name="L2">
      <style:text-properties fo:font-size="20pt" style:font-size-asian="20pt" style:font-size-complex="20pt"/>
    </style:style>
    <style:style style:name="P9" style:family="paragraph" style:parent-style-name="Standard" style:list-style-name="L10">
      <style:text-properties fo:font-size="20pt" style:font-size-asian="20pt" style:font-size-complex="20pt"/>
    </style:style>
    <style:style style:name="P10" style:family="paragraph" style:parent-style-name="Standard" style:list-style-name="L11">
      <style:text-properties fo:font-size="20pt" style:font-size-asian="20pt" style:font-size-complex="20pt"/>
    </style:style>
    <style:style style:name="P11" style:family="paragraph" style:parent-style-name="Standard" style:list-style-name="L12">
      <style:text-properties fo:font-size="20pt" style:font-size-asian="20pt" style:font-size-complex="20pt"/>
    </style:style>
    <style:style style:name="P12" style:family="paragraph" style:parent-style-name="Standard" style:list-style-name="L14">
      <style:text-properties fo:font-size="20pt" style:font-size-asian="20pt" style:font-size-complex="20pt"/>
    </style:style>
    <style:style style:name="P13" style:family="paragraph" style:parent-style-name="Standard" style:list-style-name="L16">
      <style:text-properties fo:font-size="20pt" style:font-size-asian="20pt" style:font-size-complex="20pt"/>
    </style:style>
    <style:style style:name="P14" style:family="paragraph" style:parent-style-name="Standard" style:list-style-name="L3">
      <style:text-properties fo:font-size="18pt" style:font-size-asian="18pt" style:font-size-complex="18pt"/>
    </style:style>
    <style:style style:name="P15" style:family="paragraph" style:parent-style-name="Standard" style:list-style-name="L4">
      <style:text-properties fo:font-size="18pt" style:font-size-asian="18pt" style:font-size-complex="18pt"/>
    </style:style>
    <style:style style:name="P16" style:family="paragraph" style:parent-style-name="Standard" style:list-style-name="L5">
      <style:text-properties fo:font-size="18pt" style:font-size-asian="18pt" style:font-size-complex="18pt"/>
    </style:style>
    <style:style style:name="P17" style:family="paragraph" style:parent-style-name="Standard" style:list-style-name="L7">
      <style:text-properties fo:font-size="18pt" style:font-size-asian="18pt" style:font-size-complex="18pt"/>
    </style:style>
    <style:style style:name="P18" style:family="paragraph" style:parent-style-name="Standard" style:list-style-name="L8">
      <style:text-properties fo:font-size="18pt" style:font-size-asian="18pt" style:font-size-complex="18pt"/>
    </style:style>
    <style:style style:name="P19" style:family="paragraph" style:parent-style-name="Standard" style:list-style-name="L17">
      <style:text-properties fo:font-size="18pt" style:font-size-asian="18pt" style:font-size-complex="18pt"/>
    </style:style>
    <style:style style:name="P20" style:family="paragraph" style:parent-style-name="Standard" style:list-style-name="L19">
      <style:text-properties fo:font-size="18pt" style:font-size-asian="18pt" style:font-size-complex="18pt"/>
    </style:style>
    <style:style style:name="P21" style:family="paragraph" style:parent-style-name="Standard" style:list-style-name="L21">
      <style:text-properties fo:font-size="18pt" style:font-size-asian="18pt" style:font-size-complex="18pt"/>
    </style:style>
    <style:style style:name="P22" style:family="paragraph" style:parent-style-name="Standard" style:list-style-name="L22">
      <style:text-properties fo:font-size="18pt" style:font-size-asian="18pt" style:font-size-complex="18pt"/>
    </style:style>
    <style:style style:name="P23" style:family="paragraph" style:parent-style-name="Standard" style:list-style-name="L6">
      <style:text-properties fo:font-size="16pt" style:font-size-asian="16pt" style:font-size-complex="16pt"/>
    </style:style>
    <style:style style:name="P24" style:family="paragraph" style:parent-style-name="Standard" style:list-style-name="L9">
      <style:text-properties fo:font-size="16pt" style:font-size-asian="16pt" style:font-size-complex="16pt"/>
    </style:style>
    <style:style style:name="P25" style:family="paragraph" style:parent-style-name="Standard" style:list-style-name="L13">
      <style:text-properties fo:font-size="16pt" style:font-size-asian="16pt" style:font-size-complex="16pt"/>
    </style:style>
    <style:style style:name="P26" style:family="paragraph" style:parent-style-name="Standard" style:list-style-name="L13">
      <style:paragraph-properties fo:text-align="justify" style:justify-single-word="false"/>
      <style:text-properties fo:font-size="16pt" style:font-size-asian="16pt" style:font-size-complex="16pt"/>
    </style:style>
    <style:style style:name="P27" style:family="paragraph" style:parent-style-name="Standard" style:list-style-name="L15">
      <style:text-properties fo:font-size="16pt" style:font-size-asian="16pt" style:font-size-complex="16pt"/>
    </style:style>
    <style:style style:name="P28" style:family="paragraph" style:parent-style-name="Standard" style:list-style-name="L20">
      <style:text-properties fo:font-size="16pt" style:font-size-asian="16pt" style:font-size-complex="16pt"/>
    </style:style>
    <style:style style:name="P29" style:family="paragraph" style:parent-style-name="Standard" style:list-style-name="L18">
      <style:text-properties fo:font-size="24pt" style:font-size-asian="24pt" style:font-size-complex="2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5"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Présentation générale du problème </text:p>
      <text:p text:style-name="Standard"/>
      <text:list xml:id="list3730932062304411164" text:style-name="L1">
        <text:list-item>
          <text:list>
            <text:list-header>
              <text:p text:style-name="P7">1.1) Sergio Tacchini</text:p>
            </text:list-header>
          </text:list>
        </text:list-item>
      </text:list>
      <text:p text:style-name="P2"/>
      <text:p text:style-name="Standard"/>
      <text:p text:style-name="P5">Sergio Tacchini souhaite repositionner sa communication et s'ancrer dans la mode tout en conservant son histoire particulièrement marqué par les courts de tennis et l'italie. </text:p>
      <text:p text:style-name="P5"/>
      <text:p text:style-name="P5">En effet ces dernières années, plusieurs marques concurrentes, telles que Lacoste ou Le coq Sportif se sont repositionnés sur leur manière de communiquer, en se tournant vers la mode afin de se détacher de leur image « populaire ». Sergio Tacchini rencontrant les mêmes problématiques souhaite faire de même. <text:s/></text:p>
      <text:p text:style-name="P5"/>
      <text:p text:style-name="P5">Afin d'opérer ce changement, la marque désire communiquer sur le renouvellement de son image par la création d'une solution digitale immersive pour son site « sergiotacchini.com » qui devra représenter l'esprit de la marque et porter son histoire. </text:p>
      <text:p text:style-name="P4"/>
      <text:p text:style-name="P4"/>
      <text:list xml:id="list2107627465776757124" text:style-name="L2">
        <text:list-item>
          <text:list>
            <text:list-item>
              <text:p text:style-name="P8">Contexte</text:p>
            </text:list-item>
          </text:list>
        </text:list-item>
      </text:list>
      <text:p text:style-name="P4"/>
      <text:list xml:id="list339502871400425390" text:style-name="L3">
        <text:list-item>
          <text:list>
            <text:list-item>
              <text:list>
                <text:list-item>
                  <text:p text:style-name="P14">Produits</text:p>
                </text:list-item>
              </text:list>
            </text:list-item>
          </text:list>
        </text:list-item>
      </text:list>
      <text:p text:style-name="P2"/>
      <text:p text:style-name="P5">Sergio Tacchini travaille depuis de nombreuses années en étroite collaboration avec ses licenciés répartis sur tout le globe. Ceux-ci sont chargés de la distribution des produits, lorsque la marque se concentre principalement sur le style, le design des nouvelles collection, la production et le marketing. </text:p>
      <text:p text:style-name="P5"/>
      <text:p text:style-name="P5">Depuis 1966, début de l'aventure Sergio Tacchini alors concentré sur le secteur vestimentaire, la marque n'a cessé de proposer de nouvelles collections et produits, souvent étroitement liés au tennis tout en élargissant ses horizons en proposant sportswear, montres de luxes ou encore parfum.</text:p>
      <text:p text:style-name="P5">De plus, les gammes ont été ouvertes aux femmes et aux enfants afin d'élargir le public visé.</text:p>
      <text:p text:style-name="P5"><text:soft-page-break/>Plus récemment, la création d'une gamme de lunette qui fera son apparition en boutique d'ici octobre 2017 et la collaboration avec une maison de créateurs telle que ElevenParis permettent de faire se renouveler la marque et d'avancer vers cette volonté de se lancer dans la mode.</text:p>
      <text:p text:style-name="P4"/>
      <text:p text:style-name="P4">=&gt; Quelques images des produits de ST</text:p>
      <text:p text:style-name="P4"/>
      <text:list xml:id="list5170548319014107071" text:style-name="L4">
        <text:list-item>
          <text:list>
            <text:list-item>
              <text:list>
                <text:list-item>
                  <text:p text:style-name="P15">Cibles</text:p>
                </text:list-item>
              </text:list>
            </text:list-item>
          </text:list>
        </text:list-item>
      </text:list>
      <text:p text:style-name="P4"/>
      <text:p text:style-name="P5">Sergio Tacchini à démarré son entreprise en visant principalement des hommes de 18-35 ans actifs, pratiquant le tennis. Plutôt Bourgeois chic et jeunes cadres. </text:p>
      <text:p text:style-name="P5"/>
      <text:p text:style-name="P5">Au milieu des années 90, la cible initiale s'est transformée contre la volonté de la marque. Les jeunes de banlieue, très porté par le sportswear se sont identifié à Sergio Tacchini, modifiant ainsi en profondeur son image pour la faire s'embourber dans une image à connotation « populaire » et stéréotypée. </text:p>
      <text:p text:style-name="P5"/>
      <text:p text:style-name="P5">Aujourd'hui l'entreprise veut renouer avec ses origines en se séparant de sa présence dans les banlieues afin de renouer avec son public de sportifs et de sportives actifs liés au tennis mais pas que, aimant le côté décontracté/sophistiqué que propose la marque. </text:p>
      <text:p text:style-name="P4"/>
      <text:p text:style-name="P4"/>
      <text:list xml:id="list7942569677600481445" text:style-name="L5">
        <text:list-item>
          <text:list>
            <text:list-item>
              <text:list>
                <text:list-item>
                  <text:p text:style-name="P16">Ressources internes</text:p>
                </text:list-item>
              </text:list>
            </text:list-item>
          </text:list>
        </text:list-item>
      </text:list>
      <text:p text:style-name="P4"/>
      <text:p text:style-name="P4">Le siège social de l'entreprise ainsi que ses bureaux se trouvent à Milan en Italie. </text:p>
      <text:p text:style-name="P4"/>
      <text:p text:style-name="P4">Parmi les nombreux collaborateurs de l'entreprise, le service Web sera chargé du projet « sergiotacchini.com »</text:p>
      <text:p text:style-name="P4"/>
      <text:p text:style-name="P4">Le service Web est composé de : </text:p>
      <text:list xml:id="list7457384657548361961" text:style-name="L6">
        <text:list-item>
          <text:list>
            <text:list-item>
              <text:p text:style-name="P23">1 chef de projet</text:p>
            </text:list-item>
            <text:list-item>
              <text:p text:style-name="P23">1 Web designer</text:p>
            </text:list-item>
            <text:list-item>
              <text:p text:style-name="P23">1 Développeur front-end </text:p>
            </text:list-item>
            <text:list-item>
              <text:p text:style-name="P23">2 Développeur Back-end </text:p>
            </text:list-item>
            <text:list-item>
              <text:p text:style-name="P23"><text:soft-page-break/>1 rédacteur Web </text:p>
            </text:list-item>
            <text:list-item>
              <text:p text:style-name="P23">1 référenceur</text:p>
            </text:list-item>
          </text:list>
        </text:list-item>
      </text:list>
      <text:p text:style-name="P4"/>
      <text:p text:style-name="P4"/>
      <text:list xml:id="list8247799791367743153" text:style-name="L7">
        <text:list-item>
          <text:list>
            <text:list-item>
              <text:list>
                <text:list-item>
                  <text:p text:style-name="P17">Ressources externes</text:p>
                </text:list-item>
              </text:list>
            </text:list-item>
          </text:list>
        </text:list-item>
      </text:list>
      <text:p text:style-name="P4"/>
      <text:p text:style-name="P5">Sergion tacchini fait appel à de nombreux licenciés externes répartis sur tout le globe, chargé de la distribution de ses produits. Cela lui permet de se focaliser sur la création de ses collections, le marketing et la production. </text:p>
      <text:p text:style-name="P5"/>
      <text:p text:style-name="P5">Il arrive également à la marque de faire appel à des entreprises externes afin de sous-traiter certains domaines qu'elle ne maîtrise pas complètement. </text:p>
      <text:p text:style-name="P5">Ex : L'agence de communication Pure Moment s'occupe de la communication de l'entreprise. </text:p>
      <text:p text:style-name="P4"/>
      <text:p text:style-name="P4"/>
      <text:list xml:id="list6157473887273169288" text:style-name="L8">
        <text:list-item>
          <text:list>
            <text:list-item>
              <text:list>
                <text:list-item>
                  <text:p text:style-name="P18">Présence digitale</text:p>
                </text:list-item>
              </text:list>
            </text:list-item>
          </text:list>
        </text:list-item>
      </text:list>
      <text:p text:style-name="P4"/>
      <text:p text:style-name="P4"/>
      <text:p text:style-name="P5">Sergio tacchini dispose d'une présence sur le Web. Cette présence notamment sur les réseaux-sociaux s'est faite tardivement (2014). Le nombre d'abonnés sur les différents réseaux-sociaux semblent ne jamais avoir décollé. Certaines plates-formes sont délaissés depuis de nombreux mois ce qui nuit à la dynamique de la communauté présente autour de la marque. </text:p>
      <text:p text:style-name="P4"/>
      <text:p text:style-name="P4">Sites Web </text:p>
      <text:p text:style-name="P4"/>
      <text:p text:style-name="P4">http://www.sergiotacchini.com/</text:p>
      <text:p text:style-name="P4">http://shop.sergiotacchini.com/fr_fr/</text:p>
      <text:p text:style-name="P2"/>
      <text:p text:style-name="P2"/>
      <text:p text:style-name="P4">Réseaux-sociaux</text:p>
      <text:p text:style-name="P4"/>
      <text:p text:style-name="P4"/>
      <text:p text:style-name="P4">Facebook - 2 comptes : </text:p>
      <text:p text:style-name="P4"><text:tab/>Sergio tacchini : 90K likes – Publication quotidienne</text:p>
      <text:p text:style-name="P4"><text:soft-page-break/><text:tab/>sergio tacchini store : 200k likes – Publication quotidienne</text:p>
      <text:p text:style-name="P4"/>
      <text:p text:style-name="P4">Instagram : 12K abonnés – Publication régulières</text:p>
      <text:p text:style-name="P4">Twitter : 1000 abonnés – Aucune publication depuis 8 mois</text:p>
      <text:p text:style-name="P4">Youtube : 200 abonnés – Aucune publication depuis 7 mois</text:p>
      <text:p text:style-name="P4">Pinterest : 93 abonnés – Publication régulières</text:p>
      <text:p text:style-name="P4"/>
      <text:p text:style-name="P2"/>
      <text:list xml:id="list4727378268583295110" text:style-name="L9">
        <text:list-item>
          <text:list>
            <text:list-item>
              <text:p text:style-name="P24">) Stratégie marketing</text:p>
            </text:list-item>
          </text:list>
        </text:list-item>
      </text:list>
      <text:p text:style-name="P4"/>
      <text:p text:style-name="P4">=&gt; FORCES, FAIBLESSES, OPPORTUNITES, MENACE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2 ) Le projet « sergiotacchini.com »</text:p>
      <text:p text:style-name="P4"/>
      <text:p text:style-name="P4"/>
      <text:list xml:id="list2089741364810687317" text:style-name="L10">
        <text:list-item>
          <text:list>
            <text:list-item>
              <text:p text:style-name="P9">Le contexte</text:p>
            </text:list-item>
          </text:list>
        </text:list-item>
      </text:list>
      <text:p text:style-name="P2"/>
      <text:p text:style-name="P5">Après être monté en puissance jusque dans les années 90, la marque n'est pas parvenu à se renouveler et à se défaire de son image « populaire ». En 2008, Sergio Tacchini est au bord de la faillite et est racheté par un entrepreneur chinois. </text:p>
      <text:p text:style-name="P5">Presque dix ans plus-tard, l'entreprise reste discrète, <text:s/>bien qu'elle ait fait sa place dans le milieu du tennis notamment grâce à son partenariat avec novak djokovic qui de par sa grande notoriété est parvenue à faire parler de Sergio Tacchini à travers le monde. </text:p>
      <text:p text:style-name="P5">Aujourd'hui le partenariat s'est arrêté et Sergio Tacchini doit absolument évoluer pour espérer rester dans la course. L'entreprise à un ainsi la volonté de se repositionner comme la marque de sport élégante qu'elle était à l'époque dorée des années 1980. Quelques collaborations avec des créateurs et désigner ainsi que la création d'une gamme de lunette permettent d'aller dans ce sens. La refonte du site « sergiotacchini.com » va ainsi ancrer dans le concret ce changement de positionnement. </text:p>
      <text:p text:style-name="Standard"/>
      <text:p text:style-name="P2"/>
      <text:list xml:id="list2802848218198123835" text:style-name="L11">
        <text:list-item>
          <text:list>
            <text:list-item>
              <text:p text:style-name="P10">Le besoin</text:p>
            </text:list-item>
          </text:list>
        </text:list-item>
      </text:list>
      <text:p text:style-name="P2"/>
      <text:p text:style-name="P5">Aujourd'hui l'entreprise souhaite repositionner sa communication et entrer dans le monde de la mode tout en gardant son histoire. </text:p>
      <text:p text:style-name="P5"/>
      <text:p text:style-name="P5">Afin d'opérer ce changement dans le concret et de communiquer sur ce renouvellement, Sergio Tacchini veut dépoussiérer l'image de son site via la création d'une solution d'immersion digitale représentant l'esprit de la marque. </text:p>
      <text:p text:style-name="P3"/>
      <text:list xml:id="list2510299378384061834" text:style-name="L12">
        <text:list-item>
          <text:list>
            <text:list-item>
              <text:p text:style-name="P11">Les objectifs</text:p>
            </text:list-item>
          </text:list>
        </text:list-item>
      </text:list>
      <text:p text:style-name="P2"/>
      <text:p text:style-name="P4">Les objectifs recherchés à travers la refonte du site sont multiples : </text:p>
      <text:list xml:id="list6192721009932490612" text:style-name="L13">
        <text:list-item>
          <text:list>
            <text:list-item>
              <text:p text:style-name="P25">Remettre au goût du jour le site devenu viellot</text:p>
            </text:list-item>
            <text:list-item>
              <text:p text:style-name="P25">Se détacher de son image « populaire »</text:p>
            </text:list-item>
            <text:list-item>
              <text:p text:style-name="P26"><text:soft-page-break/>Mettre en avant les collections, collaborations et nouvelles gammes en immersion dans les codes du milieu de la mode</text:p>
            </text:list-item>
            <text:list-item>
              <text:p text:style-name="P26">Garder l'authenticité de l'histoire de Sergio Tacchini particulièrement lié au tennis. </text:p>
            </text:list-item>
          </text:list>
        </text:list-item>
      </text:list>
      <text:p text:style-name="P4"/>
      <text:p text:style-name="P5">Le but étant de toucher la cible historique de la marque qui s'est trop longtemps détourné à cause d'une image erroné. </text:p>
      <text:p text:style-name="P3"/>
      <text:list xml:id="list5878034285283316782" text:style-name="L14">
        <text:list-item>
          <text:list>
            <text:list-item>
              <text:p text:style-name="P12">Les cibles</text:p>
            </text:list-item>
          </text:list>
        </text:list-item>
      </text:list>
      <text:p text:style-name="P2"/>
      <text:p text:style-name="P2">=&gt; Personas</text:p>
      <text:p text:style-name="P4">3 personas : <text:tab/></text:p>
      <text:list xml:id="list5799212880205607491" text:style-name="L15">
        <text:list-item>
          <text:list>
            <text:list-item>
              <text:p text:style-name="P27">Une femme pratiquant le tennis en tant qu'amateur, 26 ans pas d'enfant, elle travaille comme coach sportive dans une salle de sport. Elle cherche à s'habiller pour son activité sportive. Cette dernière veut des vêtements élégants, mais toujours confortable.</text:p>
            </text:list-item>
            <text:list-item>
              <text:p text:style-name="P27">Un homme, 35 ans, jeune cadre urbain dans une entreprise informatique, ce qui l'attire, ce sont les accessoires proposés par la marque et n'hésite pas à arborer montre, sacoche, portefeuille ou encore chaussure pour une touche décontract dans son quotidien. </text:p>
              <text:p text:style-name="P27">Il aime pratiquer le sport le week-end entre pote, badminton, foot, tennis, squash … et arbore quelques t-shirt Sergio Tacchini pour ces occasions. </text:p>
            </text:list-item>
            <text:list-item>
              <text:p text:style-name="P27">Une femme, 39 ans, deux enfants, un garçon et une fille. Elle travaille en tant que banquière en province. Cette dernière aime jeter coup d'oeil de temps en temps aux promotions de la marque afin d'habiller son fils qui <text:s/>aime le tennis et adore porter des polo comme son papa. </text:p>
            </text:list-item>
          </text:list>
        </text:list-item>
      </text:list>
      <text:p text:style-name="P4"/>
      <text:p text:style-name="P4"/>
      <text:list xml:id="list7303552834854567958" text:style-name="L16">
        <text:list-item>
          <text:list>
            <text:list-item>
              <text:p text:style-name="P13">) Les fonctionnalités attendues</text:p>
            </text:list-item>
          </text:list>
        </text:list-item>
      </text:list>
      <text:p text:style-name="P2"/>
      <text:list xml:id="list649389197757338810" text:style-name="L17">
        <text:list-item>
          <text:list>
            <text:list-item>
              <text:list>
                <text:list-item>
                  <text:p text:style-name="P19">Fonctions principales</text:p>
                </text:list-item>
                <text:list-item>
                  <text:p text:style-name="P19">Fonctions secondaires </text:p>
                </text:list-item>
                <text:list-item>
                  <text:p text:style-name="P19">Contraintes</text:p>
                </text:list-item>
                <text:list-item>
                  <text:p text:style-name="P19">wireframes</text:p>
                </text:list-item>
                <text:list-item>
                  <text:p text:style-name="P19">plan du site</text:p>
                </text:list-item>
              </text:list>
            </text:list-item>
          </text:list>
        </text:list-item>
      </text:list>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5026166083889956989" text:style-name="L18">
        <text:list-item>
          <text:p text:style-name="P29"><text:soft-page-break/>Cadre de réponse</text:p>
        </text:list-item>
      </text:list>
      <text:p text:style-name="P1"/>
      <text:list xml:id="list2522842886018060514" text:style-name="L19">
        <text:list-item>
          <text:list>
            <text:list-item>
              <text:p text:style-name="P20">Livrables attendues</text:p>
            </text:list-item>
          </text:list>
        </text:list-item>
      </text:list>
      <text:p text:style-name="P4"/>
      <text:p text:style-name="P4">Les livrables attendues seront : </text:p>
      <text:list xml:id="list3968180858917883623" text:style-name="L20">
        <text:list-item>
          <text:list>
            <text:list-item>
              <text:p text:style-name="P28">1 cahier des charges fonctionnels (CDCF)</text:p>
            </text:list-item>
            <text:list-item>
              <text:p text:style-name="P28">1 cahier des charges techniques (CDCT) </text:p>
            </text:list-item>
            <text:list-item>
              <text:p text:style-name="P28">1 planning prévisionnel </text:p>
            </text:list-item>
            <text:list-item>
              <text:p text:style-name="P28">1 Budget</text:p>
            </text:list-item>
          </text:list>
        </text:list-item>
      </text:list>
      <text:p text:style-name="P4"/>
      <text:list xml:id="list5682111155671210248" text:style-name="L21">
        <text:list-item>
          <text:list>
            <text:list-item>
              <text:p text:style-name="P21">Planning</text:p>
            </text:list-item>
          </text:list>
        </text:list-item>
      </text:list>
      <text:p text:style-name="P4"/>
      <text:p text:style-name="P4">Voici les phases principales du projet : </text:p>
      <text:p text:style-name="P4"/>
      <text:list xml:id="list1783518423041098104" text:style-name="L22">
        <text:list-item>
          <text:list>
            <text:list-item>
              <text:p text:style-name="P22">Budget</text:p>
            </text:list-item>
          </text:list>
        </text:list-item>
      </text:list>
      <text:p text:style-name="P4"/>
      <text:p text:style-name="P4">Le budget se basera sur un taux horaire de 60€ HT pour une semaine travaillé de 35€. <text:s/>Une journée normale de 7 heures coûtera 420€ HT. </text:p>
      <text:p text:style-name="P4"/>
      <text:p text:style-name="P4">Pour plus de détails sur le budget, se référer à l'annexe « budget » présente en pièce jointe dans le dossier. </text:p>
      <text:p text:style-name="P2"/>
      <text:p text:style-name="P2"><text:tab/><text:tab/></text:p>
      <text:p text:style-name="P2"/>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8-22T11:06:46.97</meta:creation-date>
    <dc:date>2017-08-25T08:59:09.45</dc:date>
    <meta:editing-duration>PT14H30M59S</meta:editing-duration>
    <meta:editing-cycles>20</meta:editing-cycles>
    <meta:generator>OpenOffice/4.1.3$Win32 OpenOffice.org_project/413m1$Build-9783</meta:generator>
    <meta:document-statistic meta:table-count="0" meta:image-count="0" meta:object-count="0" meta:page-count="9" meta:paragraph-count="87" meta:word-count="1260" meta:character-count="7860"/>
  </office:meta>
</office:document-meta>
</file>